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25-01-19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24-01-0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23-01-05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22-01-0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21-01-06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20-01-04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18-01-0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17-01-05 16:09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16-01-04 15:3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15-01-05 14:3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14-01-05 15:56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5101374301</text:p>
          </table:table-cell>
          <table:table-cell office:value-type="string" calcext:value-type="string">
            <text:p>2013-01-05 21:08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